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5-11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5-07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5-04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5-02-0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4-10-3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4-08-1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4-06-1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4-03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3-12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3-09-1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3-05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3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2-12-0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2-09-2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2-06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1-11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1-02-0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0-07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20-02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9-10-1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9-07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9-04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9-01-2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8-10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8-07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8-04-1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8-01-2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7-10-1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7-09-2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7-05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7-03-1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6-11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6-09-1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6-05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6-02-1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5-07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5-06-0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5-04-0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4-10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4-08-2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4-06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4-03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3-12-1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3-08-1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3-05-0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3-02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2-11-1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2-08-1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2-05-1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2-02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1-12-1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1-08-1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1-05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1-03-0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0-11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0-08-1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0-05-1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10-03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9-12-0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9-09-0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9-05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9-02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8-10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8-07-3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8-05-0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8-01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7-10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7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7-05-2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7-02-0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6-11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6-07-1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6-04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6</text:p>
          </table:table-cell>
          <table:table-cell office:value-type="string" calcext:value-type="string">
            <text:p>56H 30 SOW 177F</text:p>
          </table:table-cell>
          <table:table-cell office:value-type="string" calcext:value-type="string">
            <text:p>198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50" meta:object-count="0"/>
    <meta:user-defined meta:name="AppVersion">3.0</meta:user-defined>
  </office:meta>
</office:document-meta>
</file>